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5.998cm" fo:margin-left="-0.199cm" fo:margin-top="0cm" fo:margin-bottom="0cm" style:page-number="auto" table:align="left" style:writing-mode="lr-tb"/>
    </style:style>
    <style:style style:name="Tabelle1.A" style:family="table-column">
      <style:table-column-properties style:column-width="7.999cm"/>
    </style:style>
    <style:style style:name="Tabelle1.B" style:family="table-column">
      <style:table-column-properties style:column-width="7.997cm"/>
    </style:style>
    <style:style style:name="Tabelle1.1" style:family="table-row">
      <style:table-row-properties style:min-row-height="0.483cm" style:keep-together="true" fo:keep-together="auto"/>
    </style:style>
    <style:style style:name="Tabelle1.A1" style:family="table-cell">
      <style:table-cell-properties fo:padding-left="0.191cm" fo:padding-right="0.191cm" fo:padding-top="0cm" fo:padding-bottom="0cm" fo:border="0.018cm solid #00000a"/>
    </style:style>
    <style:style style:name="Tabelle1.2" style:family="table-row">
      <style:table-row-properties style:min-row-height="0.982cm" style:keep-together="true" fo:keep-together="auto"/>
    </style:style>
    <style:style style:name="Tabelle1.3" style:family="table-row">
      <style:table-row-properties style:min-row-height="0.471cm" style:keep-together="true" fo:keep-together="auto"/>
    </style:style>
    <style:style style:name="Tabelle1.4" style:family="table-row">
      <style:table-row-properties style:min-row-height="1.076cm" style:keep-together="true" fo:keep-together="auto"/>
    </style:style>
    <style:style style:name="Tabelle1.5" style:family="table-row">
      <style:table-row-properties style:min-row-height="0.473cm" style:keep-together="true" fo:keep-together="auto"/>
    </style:style>
    <style:style style:name="Tabelle1.6" style:family="table-row">
      <style:table-row-properties style:min-row-height="0.48cm" style:keep-together="true" fo:keep-together="auto"/>
    </style:style>
    <style:style style:name="Tabelle1.7" style:family="table-row">
      <style:table-row-properties style:min-row-height="1.487cm" style:keep-together="true" fo:keep-together="auto"/>
    </style:style>
    <style:style style:name="Tabelle1.9" style:family="table-row">
      <style:table-row-properties style:min-row-height="0.589cm" style:keep-together="true" fo:keep-together="auto"/>
    </style:style>
    <style:style style:name="Tabelle1.10" style:family="table-row">
      <style:table-row-properties style:min-row-height="1.746cm" style:keep-together="true" fo:keep-together="auto"/>
    </style:style>
    <style:style style:name="Tabelle1.11" style:family="table-row">
      <style:table-row-properties style:min-row-height="1.667cm" style:keep-together="true" fo:keep-together="auto"/>
    </style:style>
    <style:style style:name="Tabelle2" style:family="table">
      <style:table-properties style:width="15.998cm" fo:margin-left="-0.199cm" fo:margin-top="0cm" fo:margin-bottom="0cm" fo:break-before="page" table:align="left" style:writing-mode="lr-tb"/>
    </style:style>
    <style:style style:name="Tabelle2.A" style:family="table-column">
      <style:table-column-properties style:column-width="7.999cm"/>
    </style:style>
    <style:style style:name="Tabelle2.B" style:family="table-column">
      <style:table-column-properties style:column-width="7.997cm"/>
    </style:style>
    <style:style style:name="Tabelle2.1" style:family="table-row">
      <style:table-row-properties style:min-row-height="0.483cm" style:keep-together="true" fo:keep-together="auto"/>
    </style:style>
    <style:style style:name="Tabelle2.A1" style:family="table-cell">
      <style:table-cell-properties fo:padding-left="0.191cm" fo:padding-right="0.191cm" fo:padding-top="0cm" fo:padding-bottom="0cm" fo:border="0.018cm solid #00000a"/>
    </style:style>
    <style:style style:name="Tabelle2.2" style:family="table-row">
      <style:table-row-properties style:min-row-height="0.982cm" style:keep-together="true" fo:keep-together="auto"/>
    </style:style>
    <style:style style:name="Tabelle2.3" style:family="table-row">
      <style:table-row-properties style:min-row-height="0.471cm" style:keep-together="true" fo:keep-together="auto"/>
    </style:style>
    <style:style style:name="Tabelle2.4" style:family="table-row">
      <style:table-row-properties style:min-row-height="1.503cm" style:keep-together="true" fo:keep-together="auto"/>
    </style:style>
    <style:style style:name="Tabelle2.5" style:family="table-row">
      <style:table-row-properties style:min-row-height="0.473cm" style:keep-together="true" fo:keep-together="auto"/>
    </style:style>
    <style:style style:name="Tabelle2.6" style:family="table-row">
      <style:table-row-properties style:min-row-height="0.48cm" style:keep-together="true" fo:keep-together="auto"/>
    </style:style>
    <style:style style:name="Tabelle2.7" style:family="table-row">
      <style:table-row-properties style:min-row-height="1.487cm" style:keep-together="true" fo:keep-together="auto"/>
    </style:style>
    <style:style style:name="Tabelle2.9" style:family="table-row">
      <style:table-row-properties style:min-row-height="1.99cm" style:keep-together="true" fo:keep-together="auto"/>
    </style:style>
    <style:style style:name="Tabelle2.10" style:family="table-row">
      <style:table-row-properties style:min-row-height="1.49cm" style:keep-together="true" fo:keep-together="auto"/>
    </style:style>
    <style:style style:name="Tabelle2.11" style:family="table-row">
      <style:table-row-properties style:min-row-height="2.2cm" style:keep-together="true" fo:keep-together="auto"/>
    </style:style>
    <style:style style:name="Tabelle3" style:family="table">
      <style:table-properties style:width="15.998cm" fo:margin-left="-0.199cm" fo:margin-top="0cm" fo:margin-bottom="0cm" fo:break-before="page" table:align="left" style:writing-mode="lr-tb"/>
    </style:style>
    <style:style style:name="Tabelle3.A" style:family="table-column">
      <style:table-column-properties style:column-width="7.999cm"/>
    </style:style>
    <style:style style:name="Tabelle3.B" style:family="table-column">
      <style:table-column-properties style:column-width="7.997cm"/>
    </style:style>
    <style:style style:name="Tabelle3.1" style:family="table-row">
      <style:table-row-properties style:min-row-height="0.483cm"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982cm" style:keep-together="true" fo:keep-together="auto"/>
    </style:style>
    <style:style style:name="Tabelle3.3" style:family="table-row">
      <style:table-row-properties style:min-row-height="0.471cm" style:keep-together="true" fo:keep-together="auto"/>
    </style:style>
    <style:style style:name="Tabelle3.4" style:family="table-row">
      <style:table-row-properties style:min-row-height="1.503cm" style:keep-together="true" fo:keep-together="auto"/>
    </style:style>
    <style:style style:name="Tabelle3.5" style:family="table-row">
      <style:table-row-properties style:min-row-height="0.473cm" style:keep-together="true" fo:keep-together="auto"/>
    </style:style>
    <style:style style:name="Tabelle3.6" style:family="table-row">
      <style:table-row-properties style:min-row-height="0.48cm" style:keep-together="true" fo:keep-together="auto"/>
    </style:style>
    <style:style style:name="Tabelle3.7" style:family="table-row">
      <style:table-row-properties style:min-row-height="1.487cm" style:keep-together="true" fo:keep-together="auto"/>
    </style:style>
    <style:style style:name="Tabelle3.9" style:family="table-row">
      <style:table-row-properties style:min-row-height="1.99cm" style:keep-together="true" fo:keep-together="auto"/>
    </style:style>
    <style:style style:name="Tabelle3.10" style:family="table-row">
      <style:table-row-properties style:min-row-height="1.385cm" style:keep-together="true" fo:keep-together="auto"/>
    </style:style>
    <style:style style:name="Tabelle3.11" style:family="table-row">
      <style:table-row-properties style:min-row-height="1.296cm" style:keep-together="true" fo:keep-together="auto"/>
    </style:style>
    <style:style style:name="Tabelle4" style:family="table">
      <style:table-properties style:width="15.998cm" fo:margin-left="-0.199cm" fo:margin-top="0cm" fo:margin-bottom="0cm" fo:break-before="page" table:align="left" style:writing-mode="lr-tb"/>
    </style:style>
    <style:style style:name="Tabelle4.A" style:family="table-column">
      <style:table-column-properties style:column-width="7.999cm"/>
    </style:style>
    <style:style style:name="Tabelle4.B" style:family="table-column">
      <style:table-column-properties style:column-width="7.997cm"/>
    </style:style>
    <style:style style:name="Tabelle4.1" style:family="table-row">
      <style:table-row-properties style:min-row-height="0.483cm" style:keep-together="true" fo:keep-together="auto"/>
    </style:style>
    <style:style style:name="Tabelle4.A1" style:family="table-cell">
      <style:table-cell-properties fo:padding-left="0.191cm" fo:padding-right="0.191cm" fo:padding-top="0cm" fo:padding-bottom="0cm" fo:border="0.018cm solid #00000a"/>
    </style:style>
    <style:style style:name="Tabelle4.2" style:family="table-row">
      <style:table-row-properties style:min-row-height="0.982cm" style:keep-together="true" fo:keep-together="auto"/>
    </style:style>
    <style:style style:name="Tabelle4.3" style:family="table-row">
      <style:table-row-properties style:min-row-height="0.471cm" style:keep-together="true" fo:keep-together="auto"/>
    </style:style>
    <style:style style:name="Tabelle4.4" style:family="table-row">
      <style:table-row-properties style:min-row-height="1.503cm" style:keep-together="true" fo:keep-together="auto"/>
    </style:style>
    <style:style style:name="Tabelle4.5" style:family="table-row">
      <style:table-row-properties style:min-row-height="0.473cm" style:keep-together="true" fo:keep-together="auto"/>
    </style:style>
    <style:style style:name="Tabelle4.6" style:family="table-row">
      <style:table-row-properties style:min-row-height="0.48cm" style:keep-together="true" fo:keep-together="auto"/>
    </style:style>
    <style:style style:name="Tabelle4.7" style:family="table-row">
      <style:table-row-properties style:min-row-height="1.487cm" style:keep-together="true" fo:keep-together="auto"/>
    </style:style>
    <style:style style:name="Tabelle4.9" style:family="table-row">
      <style:table-row-properties style:min-row-height="1.99cm" style:keep-together="true" fo:keep-together="auto"/>
    </style:style>
    <style:style style:name="Tabelle4.10" style:family="table-row">
      <style:table-row-properties style:min-row-height="2.2cm" style:keep-together="true" fo:keep-together="auto"/>
    </style:style>
    <style:style style:name="Tabelle5" style:family="table">
      <style:table-properties style:width="15.998cm" fo:margin-left="-0.199cm" fo:margin-top="0cm" fo:margin-bottom="0cm" fo:break-before="page" table:align="left" style:writing-mode="lr-tb"/>
    </style:style>
    <style:style style:name="Tabelle5.A" style:family="table-column">
      <style:table-column-properties style:column-width="7.999cm"/>
    </style:style>
    <style:style style:name="Tabelle5.B" style:family="table-column">
      <style:table-column-properties style:column-width="7.997cm"/>
    </style:style>
    <style:style style:name="Tabelle5.1" style:family="table-row">
      <style:table-row-properties style:min-row-height="0.483cm" style:keep-together="true" fo:keep-together="auto"/>
    </style:style>
    <style:style style:name="Tabelle5.A1" style:family="table-cell">
      <style:table-cell-properties fo:padding-left="0.191cm" fo:padding-right="0.191cm" fo:padding-top="0cm" fo:padding-bottom="0cm" fo:border="0.018cm solid #00000a"/>
    </style:style>
    <style:style style:name="Tabelle5.2" style:family="table-row">
      <style:table-row-properties style:min-row-height="0.982cm" style:keep-together="true" fo:keep-together="auto"/>
    </style:style>
    <style:style style:name="Tabelle5.3" style:family="table-row">
      <style:table-row-properties style:min-row-height="0.471cm" style:keep-together="true" fo:keep-together="auto"/>
    </style:style>
    <style:style style:name="Tabelle5.4" style:family="table-row">
      <style:table-row-properties style:min-row-height="1.503cm" style:keep-together="true" fo:keep-together="auto"/>
    </style:style>
    <style:style style:name="Tabelle5.5" style:family="table-row">
      <style:table-row-properties style:min-row-height="0.473cm" style:keep-together="true" fo:keep-together="auto"/>
    </style:style>
    <style:style style:name="Tabelle5.6" style:family="table-row">
      <style:table-row-properties style:min-row-height="0.48cm" style:keep-together="true" fo:keep-together="auto"/>
    </style:style>
    <style:style style:name="Tabelle5.7" style:family="table-row">
      <style:table-row-properties style:min-row-height="1.487cm" style:keep-together="true" fo:keep-together="auto"/>
    </style:style>
    <style:style style:name="Tabelle5.9" style:family="table-row">
      <style:table-row-properties style:min-row-height="1.99cm" style:keep-together="true" fo:keep-together="auto"/>
    </style:style>
    <style:style style:name="Tabelle5.10" style:family="table-row">
      <style:table-row-properties style:min-row-height="1.462cm" style:keep-together="true" fo:keep-together="auto"/>
    </style:style>
    <style:style style:name="Tabelle5.11" style:family="table-row">
      <style:table-row-properties style:min-row-height="1.376cm" style:keep-together="true" fo:keep-together="auto"/>
    </style:style>
    <style:style style:name="Tabelle6" style:family="table">
      <style:table-properties style:width="15.998cm" fo:margin-left="-0.199cm" fo:margin-top="0cm" fo:margin-bottom="0cm" fo:break-before="page" table:align="left" style:writing-mode="lr-tb"/>
    </style:style>
    <style:style style:name="Tabelle6.A" style:family="table-column">
      <style:table-column-properties style:column-width="7.999cm"/>
    </style:style>
    <style:style style:name="Tabelle6.B" style:family="table-column">
      <style:table-column-properties style:column-width="7.997cm"/>
    </style:style>
    <style:style style:name="Tabelle6.1" style:family="table-row">
      <style:table-row-properties style:min-row-height="0.483cm" style:keep-together="true" fo:keep-together="auto"/>
    </style:style>
    <style:style style:name="Tabelle6.A1" style:family="table-cell">
      <style:table-cell-properties fo:padding-left="0.191cm" fo:padding-right="0.191cm" fo:padding-top="0cm" fo:padding-bottom="0cm" fo:border="0.018cm solid #00000a"/>
    </style:style>
    <style:style style:name="Tabelle6.2" style:family="table-row">
      <style:table-row-properties style:min-row-height="0.982cm" style:keep-together="true" fo:keep-together="auto"/>
    </style:style>
    <style:style style:name="Tabelle6.3" style:family="table-row">
      <style:table-row-properties style:min-row-height="0.471cm" style:keep-together="true" fo:keep-together="auto"/>
    </style:style>
    <style:style style:name="Tabelle6.4" style:family="table-row">
      <style:table-row-properties style:min-row-height="1.503cm" style:keep-together="true" fo:keep-together="auto"/>
    </style:style>
    <style:style style:name="Tabelle6.5" style:family="table-row">
      <style:table-row-properties style:min-row-height="0.473cm" style:keep-together="true" fo:keep-together="auto"/>
    </style:style>
    <style:style style:name="Tabelle6.6" style:family="table-row">
      <style:table-row-properties style:min-row-height="0.48cm" style:keep-together="true" fo:keep-together="auto"/>
    </style:style>
    <style:style style:name="Tabelle6.7" style:family="table-row">
      <style:table-row-properties style:min-row-height="1.487cm" style:keep-together="true" fo:keep-together="auto"/>
    </style:style>
    <style:style style:name="Tabelle6.9" style:family="table-row">
      <style:table-row-properties style:min-row-height="1.99cm" style:keep-together="true" fo:keep-together="auto"/>
    </style:style>
    <style:style style:name="Tabelle6.10" style:family="table-row">
      <style:table-row-properties style:min-row-height="2.2cm" style:keep-together="true" fo:keep-together="auto"/>
    </style:style>
    <style:style style:name="Tabelle7" style:family="table">
      <style:table-properties style:width="15.998cm" fo:margin-left="-0.199cm" fo:margin-top="0cm" fo:margin-bottom="0cm" fo:break-before="page" table:align="left" style:writing-mode="lr-tb"/>
    </style:style>
    <style:style style:name="Tabelle7.A" style:family="table-column">
      <style:table-column-properties style:column-width="7.999cm"/>
    </style:style>
    <style:style style:name="Tabelle7.B" style:family="table-column">
      <style:table-column-properties style:column-width="7.997cm"/>
    </style:style>
    <style:style style:name="Tabelle7.1" style:family="table-row">
      <style:table-row-properties style:min-row-height="0.483cm" style:keep-together="true" fo:keep-together="auto"/>
    </style:style>
    <style:style style:name="Tabelle7.A1" style:family="table-cell">
      <style:table-cell-properties fo:padding-left="0.191cm" fo:padding-right="0.191cm" fo:padding-top="0cm" fo:padding-bottom="0cm" fo:border="0.018cm solid #00000a"/>
    </style:style>
    <style:style style:name="Tabelle7.2" style:family="table-row">
      <style:table-row-properties style:min-row-height="0.982cm" style:keep-together="true" fo:keep-together="auto"/>
    </style:style>
    <style:style style:name="Tabelle7.3" style:family="table-row">
      <style:table-row-properties style:min-row-height="0.471cm" style:keep-together="true" fo:keep-together="auto"/>
    </style:style>
    <style:style style:name="Tabelle7.4" style:family="table-row">
      <style:table-row-properties style:min-row-height="0.649cm" style:keep-together="true" fo:keep-together="auto"/>
    </style:style>
    <style:style style:name="Tabelle7.5" style:family="table-row">
      <style:table-row-properties style:min-row-height="0.473cm" style:keep-together="true" fo:keep-together="auto"/>
    </style:style>
    <style:style style:name="Tabelle7.6" style:family="table-row">
      <style:table-row-properties style:min-row-height="0.48cm" style:keep-together="true" fo:keep-together="auto"/>
    </style:style>
    <style:style style:name="Tabelle7.7" style:family="table-row">
      <style:table-row-properties style:min-row-height="1.487cm" style:keep-together="true" fo:keep-together="auto"/>
    </style:style>
    <style:style style:name="Tabelle7.9" style:family="table-row">
      <style:table-row-properties style:min-row-height="1.99cm" style:keep-together="true" fo:keep-together="auto"/>
    </style:style>
    <style:style style:name="Tabelle7.10" style:family="table-row">
      <style:table-row-properties style:min-row-height="1.455cm" style:keep-together="true" fo:keep-together="auto"/>
    </style:style>
    <style:style style:name="Tabelle7.11" style:family="table-row">
      <style:table-row-properties style:min-row-height="1.081cm" style:keep-together="true" fo:keep-together="auto"/>
    </style:style>
    <style:style style:name="Tabelle8" style:family="table">
      <style:table-properties style:width="15.998cm" fo:margin-left="-0.199cm" fo:margin-top="0cm" fo:margin-bottom="0cm" fo:break-before="page" table:align="left" style:writing-mode="lr-tb"/>
    </style:style>
    <style:style style:name="Tabelle8.A" style:family="table-column">
      <style:table-column-properties style:column-width="7.999cm"/>
    </style:style>
    <style:style style:name="Tabelle8.1" style:family="table-row">
      <style:table-row-properties style:min-row-height="0.483cm" style:keep-together="true" fo:keep-together="auto"/>
    </style:style>
    <style:style style:name="Tabelle8.A1" style:family="table-cell">
      <style:table-cell-properties fo:padding-left="0.191cm" fo:padding-right="0.191cm" fo:padding-top="0cm" fo:padding-bottom="0cm" fo:border="0.018cm solid #00000a"/>
    </style:style>
    <style:style style:name="Tabelle8.2" style:family="table-row">
      <style:table-row-properties style:min-row-height="0.982cm" style:keep-together="true" fo:keep-together="auto"/>
    </style:style>
    <style:style style:name="Tabelle8.3" style:family="table-row">
      <style:table-row-properties style:min-row-height="0.471cm" style:keep-together="true" fo:keep-together="auto"/>
    </style:style>
    <style:style style:name="Tabelle8.4" style:family="table-row">
      <style:table-row-properties style:min-row-height="0.649cm" style:keep-together="true" fo:keep-together="auto"/>
    </style:style>
    <style:style style:name="Tabelle8.5" style:family="table-row">
      <style:table-row-properties style:min-row-height="0.473cm" style:keep-together="true" fo:keep-together="auto"/>
    </style:style>
    <style:style style:name="Tabelle8.6" style:family="table-row">
      <style:table-row-properties style:min-row-height="0.48cm" style:keep-together="true" fo:keep-together="auto"/>
    </style:style>
    <style:style style:name="Tabelle8.7" style:family="table-row">
      <style:table-row-properties style:min-row-height="1.487cm" style:keep-together="true" fo:keep-together="auto"/>
    </style:style>
    <style:style style:name="Tabelle8.9" style:family="table-row">
      <style:table-row-properties style:min-row-height="1.99cm" style:keep-together="true" fo:keep-together="auto"/>
    </style:style>
    <style:style style:name="Tabelle8.10" style:family="table-row">
      <style:table-row-properties style:min-row-height="1.229cm" style:keep-together="true" fo:keep-together="auto"/>
    </style:style>
    <style:style style:name="Tabelle8.11" style:family="table-row">
      <style:table-row-properties style:min-row-height="1.081cm" style:keep-together="true" fo:keep-together="auto"/>
    </style:style>
    <style:style style:name="P1" style:family="paragraph" style:parent-style-name="Standard">
      <style:paragraph-properties>
        <style:tab-stops>
          <style:tab-stop style:position="9.864cm"/>
        </style:tab-stops>
      </style:paragraph-properties>
    </style:style>
    <style:style style:name="P2" style:family="paragraph" style:parent-style-name="Standard">
      <style:paragraph-properties>
        <style:tab-stops>
          <style:tab-stop style:position="9.864cm"/>
        </style:tab-stops>
      </style:paragraph-properties>
    </style:style>
    <style:style style:name="P3" style:family="paragraph" style:parent-style-name="Standard">
      <style:paragraph-properties fo:margin-top="0cm" fo:margin-bottom="0cm" fo:line-height="100%"/>
      <style:text-properties style:font-name="Arial"/>
    </style:style>
    <style:style style:name="P4" style:family="paragraph" style:parent-style-name="Standard">
      <style:paragraph-properties fo:margin-top="0cm" fo:margin-bottom="0cm" fo:line-height="100%"/>
      <style:text-properties style:font-name="Arial" fo:font-size="11pt" style:font-size-asian="11pt" style:font-size-complex="11pt"/>
    </style:style>
    <style:style style:name="P5" style:family="paragraph" style:parent-style-name="Standard">
      <style:paragraph-properties fo:margin-top="0cm" fo:margin-bottom="0cm" fo:line-height="100%"/>
      <style:text-properties fo:color="#000000" style:font-name="Arial"/>
    </style:style>
    <style:style style:name="P6" style:family="paragraph" style:parent-style-name="Standard">
      <style:paragraph-properties fo:margin-top="0cm" fo:margin-bottom="0cm" fo:line-height="100%"/>
      <style:text-properties fo:color="#000000" style:font-name="Arial" fo:font-size="11pt" style:font-size-asian="11pt" style:font-size-complex="11pt"/>
    </style:style>
    <style:style style:name="P7" style:family="paragraph" style:parent-style-name="List_20_Paragraph" style:list-style-name="WWNum1">
      <style:paragraph-properties fo:margin-left="0cm" fo:margin-right="0cm" fo:margin-top="0cm" fo:margin-bottom="0cm" fo:line-height="100%" fo:text-indent="0cm" style:auto-text-indent="false"/>
      <style:text-properties fo:color="#000000" style:font-name="Arial"/>
    </style:style>
    <style:style style:name="P8" style:family="paragraph" style:parent-style-name="List_20_Paragraph" style:list-style-name="WWNum2">
      <style:paragraph-properties fo:margin-left="0cm" fo:margin-right="0cm" fo:margin-top="0cm" fo:margin-bottom="0cm" fo:line-height="100%" fo:text-indent="0cm" style:auto-text-indent="false"/>
      <style:text-properties fo:color="#000000" style:font-name="Arial" fo:font-size="11pt" style:font-size-asian="11pt" style:font-size-complex="11pt"/>
    </style:style>
    <style:style style:name="P9" style:family="paragraph" style:parent-style-name="List_20_Paragraph">
      <style:paragraph-properties fo:margin-left="0cm" fo:margin-right="0cm" fo:margin-top="0cm" fo:margin-bottom="0cm" fo:line-height="100%" fo:text-indent="0cm" style:auto-text-indent="false"/>
      <style:text-properties style:font-name="Arial" fo:font-size="11pt" style:font-size-asian="11pt" style:font-size-complex="11pt"/>
    </style:style>
    <style:style style:name="P10" style:family="paragraph" style:parent-style-name="List_20_Paragraph" style:list-style-name="WWNum3">
      <style:paragraph-properties fo:margin-left="0cm" fo:margin-right="0cm" fo:margin-top="0cm" fo:margin-bottom="0cm" fo:line-height="100%" fo:text-indent="0cm" style:auto-text-indent="false"/>
      <style:text-properties style:font-name="Arial" fo:font-size="11pt" style:font-size-asian="11pt" style:font-size-complex="11pt"/>
    </style:style>
    <style:style style:name="T1" style:family="text">
      <style:text-properties fo:font-weight="bold" style:font-weight-asian="bold"/>
    </style:style>
    <style:style style:name="T2" style:family="text">
      <style:text-properties fo:font-variant="normal" fo:text-transform="none" fo:font-size="11.25pt"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5"><text:span text:style-name="T1">Name</text:span></text:p>
          </table:table-cell>
          <table:table-cell table:style-name="Tabelle1.A1" office:value-type="string">
            <text:p text:style-name="P5"><text:span text:style-name="T1">Begrüßung(UC1)</text:span></text:p>
          </table:table-cell>
        </table:table-row>
        <table:table-row table:style-name="Tabelle1.2">
          <table:table-cell table:style-name="Tabelle1.A1" office:value-type="string">
            <text:p text:style-name="P5">Kurzbeschreibung</text:p>
          </table:table-cell>
          <table:table-cell table:style-name="Tabelle1.A1" office:value-type="string">
            <text:p text:style-name="P5">Alexa begrüßt den User beim Aufruf des Guidelines-Skills</text:p>
          </table:table-cell>
        </table:table-row>
        <table:table-row table:style-name="Tabelle1.3">
          <table:table-cell table:style-name="Tabelle1.A1" office:value-type="string">
            <text:p text:style-name="P5">Akteure</text:p>
          </table:table-cell>
          <table:table-cell table:style-name="Tabelle1.A1" office:value-type="string">
            <text:p text:style-name="P5">User</text:p>
          </table:table-cell>
        </table:table-row>
        <table:table-row table:style-name="Tabelle1.4">
          <table:table-cell table:style-name="Tabelle1.A1" office:value-type="string">
            <text:p text:style-name="P5">Auslöser</text:p>
          </table:table-cell>
          <table:table-cell table:style-name="Tabelle1.A1" office:value-type="string">
            <text:p text:style-name="P5">Der User ruft den Guidelines-Skill per Sprache auf</text:p>
          </table:table-cell>
        </table:table-row>
        <table:table-row table:style-name="Tabelle1.5">
          <table:table-cell table:style-name="Tabelle1.A1" office:value-type="string">
            <text:p text:style-name="P5">Vorbedingungen</text:p>
          </table:table-cell>
          <table:table-cell table:style-name="Tabelle1.A1" office:value-type="string">
            <text:p text:style-name="P5">keine</text:p>
          </table:table-cell>
        </table:table-row>
        <table:table-row table:style-name="Tabelle1.6">
          <table:table-cell table:style-name="Tabelle1.A1" office:value-type="string">
            <text:p text:style-name="P5">Eingehende Informationen</text:p>
          </table:table-cell>
          <table:table-cell table:style-name="Tabelle1.A1" office:value-type="string">
            <text:p text:style-name="P5">Befehl den Guidelines-Skill zu starten</text:p>
          </table:table-cell>
        </table:table-row>
        <table:table-row table:style-name="Tabelle1.7">
          <table:table-cell table:style-name="Tabelle1.A1" office:value-type="string">
            <text:p text:style-name="P5">Ergebnisse</text:p>
          </table:table-cell>
          <table:table-cell table:style-name="Tabelle1.A1" office:value-type="string">
            <text:p text:style-name="P5">Alexa antwortet dem User mit: „<text:span text:style-name="T2">Willkommen beim GuideLines Einrichtungsassistenten!Die Einrichtung dauert circa fünf Minuten. Möchtest du die Einrichtung jetzt starten?“</text:span></text:p>
          </table:table-cell>
        </table:table-row>
        <table:table-row table:style-name="Tabelle1.1">
          <table:table-cell table:style-name="Tabelle1.A1" office:value-type="string">
            <text:p text:style-name="P5">Nachbedingungen</text:p>
          </table:table-cell>
          <table:table-cell table:style-name="Tabelle1.A1" office:value-type="string">
            <text:p text:style-name="P5">Einrichtungsassistent muss bei Erstbenutzung durchlaufen werden</text:p>
          </table:table-cell>
        </table:table-row>
        <table:table-row table:style-name="Tabelle1.9">
          <table:table-cell table:style-name="Tabelle1.A1" office:value-type="string">
            <text:p text:style-name="P5">Ablauf</text:p>
          </table:table-cell>
          <table:table-cell table:style-name="Tabelle1.A1" office:value-type="string">
            <text:list xml:id="list3354273437808778246" text:style-name="WWNum1">
              <text:list-header>
                <text:p text:style-name="P7">User wird Begrüßt</text:p>
              </text:list-header>
            </text:list>
          </table:table-cell>
        </table:table-row>
        <table:table-row table:style-name="Tabelle1.10">
          <table:table-cell table:style-name="Tabelle1.A1" office:value-type="string">
            <text:p text:style-name="P5">Erweiterungen</text:p>
          </table:table-cell>
          <table:table-cell table:style-name="Tabelle1.A1" office:value-type="string">
            <text:p text:style-name="P5"/>
          </table:table-cell>
        </table:table-row>
        <table:table-row table:style-name="Tabelle1.11">
          <table:table-cell table:style-name="Tabelle1.A1" office:value-type="string">
            <text:p text:style-name="P5">Alternativen</text:p>
          </table:table-cell>
          <table:table-cell table:style-name="Tabelle1.A1" office:value-type="string">
            <text:p text:style-name="P5"/>
          </table:table-cell>
        </table:table-row>
      </table:table>
      <text:p text:style-name="Standard"/>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3"><text:span text:style-name="T1">Name</text:span></text:p>
          </table:table-cell>
          <table:table-cell table:style-name="Tabelle2.A1" office:value-type="string">
            <text:p text:style-name="P3"><text:span text:style-name="T1">Ersteinrichtung Benutzerkonto(UC2)</text:span></text:p>
          </table:table-cell>
        </table:table-row>
        <table:table-row table:style-name="Tabelle2.2">
          <table:table-cell table:style-name="Tabelle2.A1" office:value-type="string">
            <text:p text:style-name="P3">Kurzbeschreibung</text:p>
          </table:table-cell>
          <table:table-cell table:style-name="Tabelle2.A1" office:value-type="string">
            <text:p text:style-name="P3">Es wird ein Konto für den neuen User angelegt, um dessen Daten für spätere Wegfindungen zu speichern</text:p>
          </table:table-cell>
        </table:table-row>
        <table:table-row table:style-name="Tabelle2.3">
          <table:table-cell table:style-name="Tabelle2.A1" office:value-type="string">
            <text:p text:style-name="P3">Akteure</text:p>
          </table:table-cell>
          <table:table-cell table:style-name="Tabelle2.A1" office:value-type="string">
            <text:p text:style-name="P3">User</text:p>
          </table:table-cell>
        </table:table-row>
        <table:table-row table:style-name="Tabelle2.4">
          <table:table-cell table:style-name="Tabelle2.A1" office:value-type="string">
            <text:p text:style-name="P3">Auslöser</text:p>
          </table:table-cell>
          <table:table-cell table:style-name="Tabelle2.A1" office:value-type="string">
            <text:p text:style-name="P3">Der User sagt während der Begrüßung, dass er mit dem Einrichtungsassistenten fortfahren möchte.</text:p>
          </table:table-cell>
        </table:table-row>
        <table:table-row table:style-name="Tabelle2.5">
          <table:table-cell table:style-name="Tabelle2.A1" office:value-type="string">
            <text:p text:style-name="P3">Vorbedingungen</text:p>
          </table:table-cell>
          <table:table-cell table:style-name="Tabelle2.A1" office:value-type="string">
            <text:p text:style-name="P3">UC1</text:p>
          </table:table-cell>
        </table:table-row>
        <table:table-row table:style-name="Tabelle2.6">
          <table:table-cell table:style-name="Tabelle2.A1" office:value-type="string">
            <text:p text:style-name="P3">Eingehende Informationen</text:p>
          </table:table-cell>
          <table:table-cell table:style-name="Tabelle2.A1" office:value-type="string">
            <text:p text:style-name="P3">Profil soll erstellt werden</text:p>
          </table:table-cell>
        </table:table-row>
        <table:table-row table:style-name="Tabelle2.7">
          <table:table-cell table:style-name="Tabelle2.A1" office:value-type="string">
            <text:p text:style-name="P3">Ergebnisse</text:p>
          </table:table-cell>
          <table:table-cell table:style-name="Tabelle2.A1" office:value-type="string">
            <text:p text:style-name="P3">Es wird mit der Einrichtung des Profils begonnen und auf die Hilfe Funktion hingewiesen, sollte es Probleme oder Fragen zur Einrichtung geben</text:p>
          </table:table-cell>
        </table:table-row>
        <table:table-row table:style-name="Tabelle2.1">
          <table:table-cell table:style-name="Tabelle2.A1" office:value-type="string">
            <text:p text:style-name="P3">Nachbedingungen</text:p>
          </table:table-cell>
          <table:table-cell table:style-name="Tabelle2.A1" office:value-type="string">
            <text:p text:style-name="P3">Einrichtungsassistent muss weiter durchlaufen werden</text:p>
          </table:table-cell>
        </table:table-row>
        <table:table-row table:style-name="Tabelle2.9">
          <table:table-cell table:style-name="Tabelle2.A1" office:value-type="string">
            <text:p text:style-name="P3">Ablauf</text:p>
          </table:table-cell>
          <table:table-cell table:style-name="Tabelle2.A1" office:value-type="string">
            <text:list xml:id="list266206337768212298" text:style-name="WWNum2">
              <text:list-header>
                <text:p text:style-name="P8"><text:span text:style-name="T3">Alles klar! Wir beginnen mit der Einrichtung deiner Privatadresse. Wenn du weitere Informationen zu den verschiedenen Schritten benötigst sage bitte: Hilfe. Um zu beginnen nenne mir bitte deinen Vornamen.</text:span> </text:p>
              </text:list-header>
            </text:list>
          </table:table-cell>
        </table:table-row>
        <table:table-row table:style-name="Tabelle2.10">
          <table:table-cell table:style-name="Tabelle2.A1" office:value-type="string">
            <text:p text:style-name="P3">Erweiterungen</text:p>
          </table:table-cell>
          <table:table-cell table:style-name="Tabelle2.A1" office:value-type="string">
            <text:p text:style-name="P5">Stop-Block, um die Einrichtung abzubrechen, oder sie zu unterbrechen</text:p>
          </table:table-cell>
        </table:table-row>
        <table:table-row table:style-name="Tabelle2.11">
          <table:table-cell table:style-name="Tabelle2.A1" office:value-type="string">
            <text:p text:style-name="P3">Alternativen</text:p>
          </table:table-cell>
          <table:table-cell table:style-name="Tabelle2.A1" office:value-type="string">
            <text:p text:style-name="P6"><text:span text:style-name="T3">Okay „Vorname“, möchtest du mit der Einrichtung beginnen?</text:span> </text:p>
            <text:p text:style-name="P6">Dies soll erscheinen, falls es bereits einen Usernamen gibt</text:p>
          </table:table-cell>
        </table:table-row>
      </table:table>
      <text:p text:style-name="Standard"/>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4"><text:span text:style-name="T1">Name</text:span></text:p>
          </table:table-cell>
          <table:table-cell table:style-name="Tabelle3.A1" office:value-type="string">
            <text:p text:style-name="P4"><text:span text:style-name="T1">Vorname eingeben (UC3)</text:span></text:p>
          </table:table-cell>
        </table:table-row>
        <table:table-row table:style-name="Tabelle3.2">
          <table:table-cell table:style-name="Tabelle3.A1" office:value-type="string">
            <text:p text:style-name="P4">Kurzbeschreibung</text:p>
          </table:table-cell>
          <table:table-cell table:style-name="Tabelle3.A1" office:value-type="string">
            <text:p text:style-name="P4">Dem Guidelines-Skill wird der Vorname des Users übergeben und abgespeichert</text:p>
          </table:table-cell>
        </table:table-row>
        <table:table-row table:style-name="Tabelle3.3">
          <table:table-cell table:style-name="Tabelle3.A1" office:value-type="string">
            <text:p text:style-name="P4">Akteure</text:p>
          </table:table-cell>
          <table:table-cell table:style-name="Tabelle3.A1" office:value-type="string">
            <text:p text:style-name="P4">User</text:p>
          </table:table-cell>
        </table:table-row>
        <table:table-row table:style-name="Tabelle3.4">
          <table:table-cell table:style-name="Tabelle3.A1" office:value-type="string">
            <text:p text:style-name="P4">Auslöser</text:p>
          </table:table-cell>
          <table:table-cell table:style-name="Tabelle3.A1" office:value-type="string">
            <text:p text:style-name="P4">Der <text:span text:style-name="T4">Einrichtungsassistent</text:span> erreicht den Punkt, an dem er nach einem Vornamen fragt</text:p>
          </table:table-cell>
        </table:table-row>
        <table:table-row table:style-name="Tabelle3.5">
          <table:table-cell table:style-name="Tabelle3.A1" office:value-type="string">
            <text:p text:style-name="P4">Vorbedingungen</text:p>
          </table:table-cell>
          <table:table-cell table:style-name="Tabelle3.A1" office:value-type="string">
            <text:p text:style-name="P4">UC1, UC2</text:p>
          </table:table-cell>
        </table:table-row>
        <table:table-row table:style-name="Tabelle3.6">
          <table:table-cell table:style-name="Tabelle3.A1" office:value-type="string">
            <text:p text:style-name="P4">Eingehende Informationen</text:p>
          </table:table-cell>
          <table:table-cell table:style-name="Tabelle3.A1" office:value-type="string">
            <text:p text:style-name="P4">Vorname</text:p>
          </table:table-cell>
        </table:table-row>
        <table:table-row table:style-name="Tabelle3.7">
          <table:table-cell table:style-name="Tabelle3.A1" office:value-type="string">
            <text:p text:style-name="P4">Ergebnisse</text:p>
          </table:table-cell>
          <table:table-cell table:style-name="Tabelle3.A1" office:value-type="string">
            <text:p text:style-name="P4">Der Vorname wird entgegengenommen und <text:s/>im Profil vermerkt und abgespeichert</text:p>
          </table:table-cell>
        </table:table-row>
        <table:table-row table:style-name="Tabelle3.1">
          <table:table-cell table:style-name="Tabelle3.A1" office:value-type="string">
            <text:p text:style-name="P4">Nachbedingungen</text:p>
          </table:table-cell>
          <table:table-cell table:style-name="Tabelle3.A1" office:value-type="string">
            <text:p text:style-name="P4">Vorname muss gespeichert sein</text:p>
          </table:table-cell>
        </table:table-row>
        <table:table-row table:style-name="Tabelle3.9">
          <table:table-cell table:style-name="Tabelle3.A1" office:value-type="string">
            <text:p text:style-name="P4">Ablauf</text:p>
          </table:table-cell>
          <table:table-cell table:style-name="Tabelle3.A1" office:value-type="string">
            <text:list xml:id="list6567448340710310562" text:style-name="WWNum3">
              <text:list-header>
                <text:p text:style-name="P10">Der User gibt per Spracheingabe auf die Aufforderung hin seinen Vornamen zu nennen, diesen ein.</text:p>
              </text:list-header>
            </text:list>
          </table:table-cell>
        </table:table-row>
        <table:table-row table:style-name="Tabelle3.10">
          <table:table-cell table:style-name="Tabelle3.A1" office:value-type="string">
            <text:p text:style-name="P4">Erweiterungen</text:p>
          </table:table-cell>
          <table:table-cell table:style-name="Tabelle3.A1" office:value-type="string">
            <text:p text:style-name="P4"/>
          </table:table-cell>
        </table:table-row>
        <table:table-row table:style-name="Tabelle3.11">
          <table:table-cell table:style-name="Tabelle3.A1" office:value-type="string">
            <text:p text:style-name="P4">Alternativen</text:p>
          </table:table-cell>
          <table:table-cell table:style-name="Tabelle3.A1" office:value-type="string">
            <text:p text:style-name="P4"/>
          </table:table-cell>
        </table:table-row>
      </table:table>
      <text:p text:style-name="Standard"/>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4"><text:span text:style-name="T1">Name</text:span></text:p>
          </table:table-cell>
          <table:table-cell table:style-name="Tabelle4.A1" office:value-type="string">
            <text:p text:style-name="P4"><text:span text:style-name="T1">Heimatadresse und Startstation einrichten (UC4)</text:span></text:p>
          </table:table-cell>
        </table:table-row>
        <table:table-row table:style-name="Tabelle4.2">
          <table:table-cell table:style-name="Tabelle4.A1" office:value-type="string">
            <text:p text:style-name="P4">Kurzbeschreibung</text:p>
          </table:table-cell>
          <table:table-cell table:style-name="Tabelle4.A1" office:value-type="string">
            <text:p text:style-name="P4">Dem Guidelines-Skill wird die Heimatadresse und die Startstation des Users übergeben und abgespeichert</text:p>
          </table:table-cell>
        </table:table-row>
        <table:table-row table:style-name="Tabelle4.3">
          <table:table-cell table:style-name="Tabelle4.A1" office:value-type="string">
            <text:p text:style-name="P4">Akteure</text:p>
          </table:table-cell>
          <table:table-cell table:style-name="Tabelle4.A1" office:value-type="string">
            <text:p text:style-name="P4">User</text:p>
          </table:table-cell>
        </table:table-row>
        <table:table-row table:style-name="Tabelle4.4">
          <table:table-cell table:style-name="Tabelle4.A1" office:value-type="string">
            <text:p text:style-name="P4">Auslöser</text:p>
          </table:table-cell>
          <table:table-cell table:style-name="Tabelle4.A1" office:value-type="string">
            <text:p text:style-name="P4">Der <text:span text:style-name="T4">Einrichtungsassistent</text:span> erreicht den Punkt, an dem er nach der Heimatadresse und der Startstation fragt</text:p>
          </table:table-cell>
        </table:table-row>
        <table:table-row table:style-name="Tabelle4.5">
          <table:table-cell table:style-name="Tabelle4.A1" office:value-type="string">
            <text:p text:style-name="P4">Vorbedingungen</text:p>
          </table:table-cell>
          <table:table-cell table:style-name="Tabelle4.A1" office:value-type="string">
            <text:p text:style-name="P4">UC1, UC2, UC3</text:p>
          </table:table-cell>
        </table:table-row>
        <table:table-row table:style-name="Tabelle4.6">
          <table:table-cell table:style-name="Tabelle4.A1" office:value-type="string">
            <text:p text:style-name="P4">Eingehende Informationen</text:p>
          </table:table-cell>
          <table:table-cell table:style-name="Tabelle4.A1" office:value-type="string">
            <text:p text:style-name="P4">Heimatadresse und Startstation</text:p>
          </table:table-cell>
        </table:table-row>
        <table:table-row table:style-name="Tabelle4.7">
          <table:table-cell table:style-name="Tabelle4.A1" office:value-type="string">
            <text:p text:style-name="P4">Ergebnisse</text:p>
          </table:table-cell>
          <table:table-cell table:style-name="Tabelle4.A1" office:value-type="string">
            <text:p text:style-name="P4">Die Heimatadresse und die Startstation wird entgegengenommen und im Profil vermerkt und abgespeichert</text:p>
          </table:table-cell>
        </table:table-row>
        <table:table-row table:style-name="Tabelle4.1">
          <table:table-cell table:style-name="Tabelle4.A1" office:value-type="string">
            <text:p text:style-name="P4">Nachbedingungen</text:p>
          </table:table-cell>
          <table:table-cell table:style-name="Tabelle4.A1" office:value-type="string">
            <text:p text:style-name="P4">Heimatadresse und Startstation muss gespeichert sein</text:p>
          </table:table-cell>
        </table:table-row>
        <table:table-row table:style-name="Tabelle4.9">
          <table:table-cell table:style-name="Tabelle4.A1" office:value-type="string">
            <text:p text:style-name="P4">Ablauf</text:p>
          </table:table-cell>
          <table:table-cell table:style-name="Tabelle4.A1" office:value-type="string">
            <text:list xml:id="list36635278" text:continue-numbering="true" text:style-name="WWNum3">
              <text:list-header>
                <text:p text:style-name="P10">Der User gibt per Spracheingabe auf die Aufforderung hin seine Heimatadresse und eine Startstation einzugeben, diese ein.</text:p>
              </text:list-header>
            </text:list>
          </table:table-cell>
        </table:table-row>
        <table:table-row table:style-name="Tabelle4.10">
          <table:table-cell table:style-name="Tabelle4.A1" office:value-type="string">
            <text:p text:style-name="P4">Erweiterungen</text:p>
          </table:table-cell>
          <table:table-cell table:style-name="Tabelle4.A1" office:value-type="string">
            <text:p text:style-name="P4">Adressen über eine Standortermittlung ermitteln</text:p>
            <text:p text:style-name="P4">Heimatadresse wird per default als Startstation genutzt</text:p>
          </table:table-cell>
        </table:table-row>
        <table:table-row table:style-name="Tabelle4.10">
          <table:table-cell table:style-name="Tabelle4.A1" office:value-type="string">
            <text:p text:style-name="P4">Alternativen</text:p>
          </table:table-cell>
          <table:table-cell table:style-name="Tabelle4.A1" office:value-type="string">
            <text:p text:style-name="P4"/>
          </table:table-cell>
        </table:table-row>
      </table:table>
      <text:p text:style-name="Standard"/>
      <text:p text:style-name="Standard"/>
      <text:p text:style-name="P1"><text:tab/></text:p>
      <text:p text:style-name="Standard"/>
      <table:table table:name="Tabelle5" table:style-name="Tabelle5">
        <table:table-column table:style-name="Tabelle5.A"/>
        <table:table-column table:style-name="Tabelle5.B"/>
        <table:table-row table:style-name="Tabelle5.1">
          <table:table-cell table:style-name="Tabelle5.A1" office:value-type="string">
            <text:p text:style-name="P4"><text:span text:style-name="T1">Name</text:span></text:p>
          </table:table-cell>
          <table:table-cell table:style-name="Tabelle5.A1" office:value-type="string">
            <text:p text:style-name="P4"><text:span text:style-name="T1">Bevorzugtest Transportmittel eingeben (UC5)</text:span></text:p>
          </table:table-cell>
        </table:table-row>
        <table:table-row table:style-name="Tabelle5.2">
          <table:table-cell table:style-name="Tabelle5.A1" office:value-type="string">
            <text:p text:style-name="P4">Kurzbeschreibung</text:p>
          </table:table-cell>
          <table:table-cell table:style-name="Tabelle5.A1" office:value-type="string">
            <text:p text:style-name="P4">Dem Guidelines-Skill wird das bevorzugte Transportmittel des Users übergeben und abgespeichert</text:p>
          </table:table-cell>
        </table:table-row>
        <table:table-row table:style-name="Tabelle5.3">
          <table:table-cell table:style-name="Tabelle5.A1" office:value-type="string">
            <text:p text:style-name="P4">Akteure</text:p>
          </table:table-cell>
          <table:table-cell table:style-name="Tabelle5.A1" office:value-type="string">
            <text:p text:style-name="P4">User</text:p>
          </table:table-cell>
        </table:table-row>
        <table:table-row table:style-name="Tabelle5.4">
          <table:table-cell table:style-name="Tabelle5.A1" office:value-type="string">
            <text:p text:style-name="P4">Auslöser</text:p>
          </table:table-cell>
          <table:table-cell table:style-name="Tabelle5.A1" office:value-type="string">
            <text:p text:style-name="P4">Der <text:span text:style-name="T4">Einrichtungsassistent</text:span> erreicht den Punkt, an dem er nach dem bevorzugten Transportmittel fragt</text:p>
          </table:table-cell>
        </table:table-row>
        <table:table-row table:style-name="Tabelle5.5">
          <table:table-cell table:style-name="Tabelle5.A1" office:value-type="string">
            <text:p text:style-name="P4">Vorbedingungen</text:p>
          </table:table-cell>
          <table:table-cell table:style-name="Tabelle5.A1" office:value-type="string">
            <text:p text:style-name="P4">UC1, UC2, UC3, UC4</text:p>
          </table:table-cell>
        </table:table-row>
        <table:table-row table:style-name="Tabelle5.6">
          <table:table-cell table:style-name="Tabelle5.A1" office:value-type="string">
            <text:p text:style-name="P4">Eingehende Informationen</text:p>
          </table:table-cell>
          <table:table-cell table:style-name="Tabelle5.A1" office:value-type="string">
            <text:p text:style-name="P4">Bevorzugtes Transportmittel</text:p>
          </table:table-cell>
        </table:table-row>
        <table:table-row table:style-name="Tabelle5.7">
          <table:table-cell table:style-name="Tabelle5.A1" office:value-type="string">
            <text:p text:style-name="P4">Ergebnisse</text:p>
          </table:table-cell>
          <table:table-cell table:style-name="Tabelle5.A1" office:value-type="string">
            <text:p text:style-name="P4">Das bevorzugte Transportmittel wird entgegengenommen und im Profil vermerkt und abgespeichert</text:p>
          </table:table-cell>
        </table:table-row>
        <table:table-row table:style-name="Tabelle5.1">
          <table:table-cell table:style-name="Tabelle5.A1" office:value-type="string">
            <text:p text:style-name="P4">Nachbedingungen</text:p>
          </table:table-cell>
          <table:table-cell table:style-name="Tabelle5.A1" office:value-type="string">
            <text:p text:style-name="P4">Bevorzugtest Transportmittel muss gespeichert sein</text:p>
          </table:table-cell>
        </table:table-row>
        <table:table-row table:style-name="Tabelle5.9">
          <table:table-cell table:style-name="Tabelle5.A1" office:value-type="string">
            <text:p text:style-name="P4">Ablauf</text:p>
          </table:table-cell>
          <table:table-cell table:style-name="Tabelle5.A1" office:value-type="string">
            <text:list xml:id="list36631116" text:continue-numbering="true" text:style-name="WWNum3">
              <text:list-header>
                <text:p text:style-name="P10">Der User gibt per Spracheingabe auf die Aufforderung hin sein bevorzugtest Transportmittel einzugeben, dieses ein. Zur Auswahl stehen BUS, UBAHN, TRAM, SBAHN </text:p>
              </text:list-header>
            </text:list>
            <text:p text:style-name="P9"/>
          </table:table-cell>
        </table:table-row>
        <table:table-row table:style-name="Tabelle5.10">
          <table:table-cell table:style-name="Tabelle5.A1" office:value-type="string">
            <text:p text:style-name="P4">Erweiterungen</text:p>
          </table:table-cell>
          <table:table-cell table:style-name="Tabelle5.A1" office:value-type="string">
            <text:p text:style-name="P4"/>
          </table:table-cell>
        </table:table-row>
        <table:table-row table:style-name="Tabelle5.11">
          <table:table-cell table:style-name="Tabelle5.A1" office:value-type="string">
            <text:p text:style-name="P4">Alternativen</text:p>
          </table:table-cell>
          <table:table-cell table:style-name="Tabelle5.A1" office:value-type="string">
            <text:p text:style-name="P4"/>
          </table:table-cell>
        </table:table-row>
      </table:table>
      <text:p text:style-name="P1"/>
      <text:p text:style-name="Standard"/>
      <table:table table:name="Tabelle6" table:style-name="Tabelle6">
        <table:table-column table:style-name="Tabelle6.A"/>
        <table:table-column table:style-name="Tabelle6.B"/>
        <table:table-row table:style-name="Tabelle6.1">
          <table:table-cell table:style-name="Tabelle6.A1" office:value-type="string">
            <text:p text:style-name="P4"><text:span text:style-name="T1">Name</text:span></text:p>
          </table:table-cell>
          <table:table-cell table:style-name="Tabelle6.A1" office:value-type="string">
            <text:p text:style-name="P4"><text:span text:style-name="T1">Zieladressen und Zielstationen einrichten (UC6)</text:span></text:p>
          </table:table-cell>
        </table:table-row>
        <table:table-row table:style-name="Tabelle6.2">
          <table:table-cell table:style-name="Tabelle6.A1" office:value-type="string">
            <text:p text:style-name="P4">Kurzbeschreibung</text:p>
          </table:table-cell>
          <table:table-cell table:style-name="Tabelle6.A1" office:value-type="string">
            <text:p text:style-name="P4">Dem Guidelines-Skill werden bis zu Drei Ziele vom Users übergeben und abgespeichert</text:p>
          </table:table-cell>
        </table:table-row>
        <table:table-row table:style-name="Tabelle6.3">
          <table:table-cell table:style-name="Tabelle6.A1" office:value-type="string">
            <text:p text:style-name="P4">Akteure</text:p>
          </table:table-cell>
          <table:table-cell table:style-name="Tabelle6.A1" office:value-type="string">
            <text:p text:style-name="P4">User</text:p>
          </table:table-cell>
        </table:table-row>
        <table:table-row table:style-name="Tabelle6.4">
          <table:table-cell table:style-name="Tabelle6.A1" office:value-type="string">
            <text:p text:style-name="P4">Auslöser</text:p>
          </table:table-cell>
          <table:table-cell table:style-name="Tabelle6.A1" office:value-type="string">
            <text:p text:style-name="P4">Der <text:span text:style-name="T4">Einrichtungsassistent</text:span> erreicht den Punkt, an dem er nach den Zieladressen und Zielstationen fragt</text:p>
          </table:table-cell>
        </table:table-row>
        <table:table-row table:style-name="Tabelle6.5">
          <table:table-cell table:style-name="Tabelle6.A1" office:value-type="string">
            <text:p text:style-name="P4">Vorbedingungen</text:p>
          </table:table-cell>
          <table:table-cell table:style-name="Tabelle6.A1" office:value-type="string">
            <text:p text:style-name="P4">UC1, UC2, UC3, UC4, UC5</text:p>
          </table:table-cell>
        </table:table-row>
        <table:table-row table:style-name="Tabelle6.6">
          <table:table-cell table:style-name="Tabelle6.A1" office:value-type="string">
            <text:p text:style-name="P4">Eingehende Informationen</text:p>
          </table:table-cell>
          <table:table-cell table:style-name="Tabelle6.A1" office:value-type="string">
            <text:p text:style-name="P4">Zieladressen und Zielstationen</text:p>
          </table:table-cell>
        </table:table-row>
        <table:table-row table:style-name="Tabelle6.7">
          <table:table-cell table:style-name="Tabelle6.A1" office:value-type="string">
            <text:p text:style-name="P4">Ergebnisse</text:p>
          </table:table-cell>
          <table:table-cell table:style-name="Tabelle6.A1" office:value-type="string">
            <text:p text:style-name="P4">Die Zieladressen und Zielstationen werden entgegengenommen und im Profil vermerkt und abgespeichert</text:p>
          </table:table-cell>
        </table:table-row>
        <table:table-row table:style-name="Tabelle6.1">
          <table:table-cell table:style-name="Tabelle6.A1" office:value-type="string">
            <text:p text:style-name="P4">Nachbedingungen</text:p>
          </table:table-cell>
          <table:table-cell table:style-name="Tabelle6.A1" office:value-type="string">
            <text:p text:style-name="P4">Zieladressen und Zielstationen müssen gespeichert sein</text:p>
          </table:table-cell>
        </table:table-row>
        <table:table-row table:style-name="Tabelle6.9">
          <table:table-cell table:style-name="Tabelle6.A1" office:value-type="string">
            <text:p text:style-name="P4">Ablauf</text:p>
          </table:table-cell>
          <table:table-cell table:style-name="Tabelle6.A1" office:value-type="string">
            <text:list xml:id="list36631421" text:continue-numbering="true" text:style-name="WWNum3">
              <text:list-header>
                <text:p text:style-name="P10">Der User gibt per Spracheingabe auf die Aufforderung hin bis zu Drei Ziele einzugeben diese ein. Damit ist das Profil fertig erstellt und Guidelines kann jetzt verwendet werden.</text:p>
              </text:list-header>
            </text:list>
            <text:p text:style-name="P9"/>
          </table:table-cell>
        </table:table-row>
        <table:table-row table:style-name="Tabelle6.10">
          <table:table-cell table:style-name="Tabelle6.A1" office:value-type="string">
            <text:p text:style-name="P4">Erweiterungen</text:p>
          </table:table-cell>
          <table:table-cell table:style-name="Tabelle6.A1" office:value-type="string">
            <text:p text:style-name="P4">Die Zieleingaben können erneut per Standortabfragen genau bestimmt werden, um Verwechselungen zu vermeiden</text:p>
          </table:table-cell>
        </table:table-row>
        <table:table-row table:style-name="Tabelle6.10">
          <table:table-cell table:style-name="Tabelle6.A1" office:value-type="string">
            <text:p text:style-name="P4">Alternativen</text:p>
          </table:table-cell>
          <table:table-cell table:style-name="Tabelle6.A1" office:value-type="string">
            <text:p text:style-name="P4"/>
          </table:table-cell>
        </table:table-row>
      </table:table>
      <text:p text:style-name="P1"/>
      <text:p text:style-name="Standard"/>
      <table:table table:name="Tabelle7" table:style-name="Tabelle7">
        <table:table-column table:style-name="Tabelle7.A"/>
        <table:table-column table:style-name="Tabelle7.B"/>
        <table:table-row table:style-name="Tabelle7.1">
          <table:table-cell table:style-name="Tabelle7.A1" office:value-type="string">
            <text:p text:style-name="P4"><text:span text:style-name="T1">Name</text:span></text:p>
          </table:table-cell>
          <table:table-cell table:style-name="Tabelle7.A1" office:value-type="string">
            <text:p text:style-name="P4"><text:span text:style-name="T1">Nächste Fahrt zu Zieladressen erfragen (UC7)</text:span></text:p>
          </table:table-cell>
        </table:table-row>
        <table:table-row table:style-name="Tabelle7.2">
          <table:table-cell table:style-name="Tabelle7.A1" office:value-type="string">
            <text:p text:style-name="P4">Kurzbeschreibung</text:p>
          </table:table-cell>
          <table:table-cell table:style-name="Tabelle7.A1" office:value-type="string">
            <text:p text:style-name="P4">Der User ruft Guidelines auf und nennt eines Der Ziele die in seinem Profil hinterlegt sind</text:p>
          </table:table-cell>
        </table:table-row>
        <table:table-row table:style-name="Tabelle7.3">
          <table:table-cell table:style-name="Tabelle7.A1" office:value-type="string">
            <text:p text:style-name="P4">Akteure</text:p>
          </table:table-cell>
          <table:table-cell table:style-name="Tabelle7.A1" office:value-type="string">
            <text:p text:style-name="P4">User</text:p>
          </table:table-cell>
        </table:table-row>
        <table:table-row table:style-name="Tabelle7.4">
          <table:table-cell table:style-name="Tabelle7.A1" office:value-type="string">
            <text:p text:style-name="P4">Auslöser</text:p>
          </table:table-cell>
          <table:table-cell table:style-name="Tabelle7.A1" office:value-type="string">
            <text:p text:style-name="P4">Der User sagt „Alexa öffne Guidelines“</text:p>
          </table:table-cell>
        </table:table-row>
        <table:table-row table:style-name="Tabelle7.5">
          <table:table-cell table:style-name="Tabelle7.A1" office:value-type="string">
            <text:p text:style-name="P4">Vorbedingungen</text:p>
          </table:table-cell>
          <table:table-cell table:style-name="Tabelle7.A1" office:value-type="string">
            <text:p text:style-name="P4">UC1, UC2, UC3, UC4, UC5, UC6</text:p>
          </table:table-cell>
        </table:table-row>
        <table:table-row table:style-name="Tabelle7.6">
          <table:table-cell table:style-name="Tabelle7.A1" office:value-type="string">
            <text:p text:style-name="P4">Eingehende Informationen</text:p>
          </table:table-cell>
          <table:table-cell table:style-name="Tabelle7.A1" office:value-type="string">
            <text:p text:style-name="P4">Zieladresse</text:p>
          </table:table-cell>
        </table:table-row>
        <table:table-row table:style-name="Tabelle7.7">
          <table:table-cell table:style-name="Tabelle7.A1" office:value-type="string">
            <text:p text:style-name="P4">Ergebnisse</text:p>
          </table:table-cell>
          <table:table-cell table:style-name="Tabelle7.A1" office:value-type="string">
            <text:p text:style-name="P4">Der User erhält eine Ausgabe auf Basis der aktuellen Verkehrslagen, welche Verbindung er nutzen soll, um am effektivsten sein Ziel zu erreichen</text:p>
          </table:table-cell>
        </table:table-row>
        <table:table-row table:style-name="Tabelle7.1">
          <table:table-cell table:style-name="Tabelle7.A1" office:value-type="string">
            <text:p text:style-name="P4">Nachbedingungen</text:p>
          </table:table-cell>
          <table:table-cell table:style-name="Tabelle7.A1" office:value-type="string">
            <text:p text:style-name="P4">Die aktuellen Daten müssen ausgewertet werden, um die Funktionalität zu gewährleisten</text:p>
          </table:table-cell>
        </table:table-row>
        <table:table-row table:style-name="Tabelle7.9">
          <table:table-cell table:style-name="Tabelle7.A1" office:value-type="string">
            <text:p text:style-name="P4">Ablauf</text:p>
          </table:table-cell>
          <table:table-cell table:style-name="Tabelle7.A1" office:value-type="string">
            <text:p text:style-name="P4">Der User sagt „Alexa öffne Guidelines“ und nennt daraufhin eine seiner Zieladressen. Alexa nennt dem User daraufhin unter Berücksichtigung der aktuellen Verkehrslage die günstigste Zeit, um sein Haus zu verlassen. Es wird ihm gesagt, wie viel Zeit er noch hat, um sein Ziel in bestmöglicher Zeit zu erreichen </text:p>
          </table:table-cell>
        </table:table-row>
        <table:table-row table:style-name="Tabelle7.10">
          <table:table-cell table:style-name="Tabelle7.A1" office:value-type="string">
            <text:p text:style-name="P4">Erweiterungen</text:p>
          </table:table-cell>
          <table:table-cell table:style-name="Tabelle7.A1" office:value-type="string">
            <text:p text:style-name="P4">Es werden Livedaten genutzt, um die bestmögliche Verbindung zu bestimmen</text:p>
          </table:table-cell>
        </table:table-row>
        <table:table-row table:style-name="Tabelle7.11">
          <table:table-cell table:style-name="Tabelle7.A1" office:value-type="string">
            <text:p text:style-name="P4">Alternativen</text:p>
          </table:table-cell>
          <table:table-cell table:style-name="Tabelle7.A1" office:value-type="string">
            <text:p text:style-name="P4"/>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elle8" table:style-name="Tabelle8">
        <table:table-column table:style-name="Tabelle8.A" table:number-columns-repeated="2"/>
        <table:table-row table:style-name="Tabelle8.1">
          <table:table-cell table:style-name="Tabelle8.A1" office:value-type="string">
            <text:p text:style-name="P4"><text:span text:style-name="T1">Name</text:span></text:p>
          </table:table-cell>
          <table:table-cell table:style-name="Tabelle8.A1" office:value-type="string">
            <text:p text:style-name="P4"><text:span text:style-name="T1">Aufrufen Hilfefunktion (UC8)</text:span></text:p>
          </table:table-cell>
        </table:table-row>
        <table:table-row table:style-name="Tabelle8.2">
          <table:table-cell table:style-name="Tabelle8.A1" office:value-type="string">
            <text:p text:style-name="P4">Kurzbeschreibung</text:p>
          </table:table-cell>
          <table:table-cell table:style-name="Tabelle8.A1" office:value-type="string">
            <text:p text:style-name="P4">Der User kann während vor der Einrichtung seines Profils Informationen zur Einrichtung erfragen</text:p>
          </table:table-cell>
        </table:table-row>
        <table:table-row table:style-name="Tabelle8.3">
          <table:table-cell table:style-name="Tabelle8.A1" office:value-type="string">
            <text:p text:style-name="P4">Akteure</text:p>
          </table:table-cell>
          <table:table-cell table:style-name="Tabelle8.A1" office:value-type="string">
            <text:p text:style-name="P4">User</text:p>
          </table:table-cell>
        </table:table-row>
        <table:table-row table:style-name="Tabelle8.4">
          <table:table-cell table:style-name="Tabelle8.A1" office:value-type="string">
            <text:p text:style-name="P4">Auslöser</text:p>
          </table:table-cell>
          <table:table-cell table:style-name="Tabelle8.A1" office:value-type="string">
            <text:p text:style-name="P4">Der User fordert die Hilfefunktion an</text:p>
          </table:table-cell>
        </table:table-row>
        <table:table-row table:style-name="Tabelle8.5">
          <table:table-cell table:style-name="Tabelle8.A1" office:value-type="string">
            <text:p text:style-name="P4">Vorbedingungen</text:p>
          </table:table-cell>
          <table:table-cell table:style-name="Tabelle8.A1" office:value-type="string">
            <text:p text:style-name="P4">UC1</text:p>
          </table:table-cell>
        </table:table-row>
        <table:table-row table:style-name="Tabelle8.6">
          <table:table-cell table:style-name="Tabelle8.A1" office:value-type="string">
            <text:p text:style-name="P4">Eingehende Informationen</text:p>
          </table:table-cell>
          <table:table-cell table:style-name="Tabelle8.A1" office:value-type="string">
            <text:p text:style-name="P4">Hilfefunktion anfordern</text:p>
          </table:table-cell>
        </table:table-row>
        <table:table-row table:style-name="Tabelle8.7">
          <table:table-cell table:style-name="Tabelle8.A1" office:value-type="string">
            <text:p text:style-name="P4">Ergebnisse</text:p>
          </table:table-cell>
          <table:table-cell table:style-name="Tabelle8.A1" office:value-type="string">
            <text:p text:style-name="P4">Der User erhält Informationen zu dem Teil der Einrichtung, zu dem er die Hilfe benötigt</text:p>
          </table:table-cell>
        </table:table-row>
        <table:table-row table:style-name="Tabelle8.1">
          <table:table-cell table:style-name="Tabelle8.A1" office:value-type="string">
            <text:p text:style-name="P4">Nachbedingungen</text:p>
          </table:table-cell>
          <table:table-cell table:style-name="Tabelle8.A1" office:value-type="string">
            <text:p text:style-name="P4">Einrichtung wird fortgesetzt</text:p>
          </table:table-cell>
        </table:table-row>
        <table:table-row table:style-name="Tabelle8.9">
          <table:table-cell table:style-name="Tabelle8.A1" office:value-type="string">
            <text:p text:style-name="P4">Ablauf</text:p>
          </table:table-cell>
          <table:table-cell table:style-name="Tabelle8.A1" office:value-type="string">
            <text:p text:style-name="P4">Der User fragt nach Informationen zu den einzelnen Einrichtungsschritten und erhält dazu eine kurze Information zu dem jeweiligen Schritt</text:p>
          </table:table-cell>
        </table:table-row>
        <table:table-row table:style-name="Tabelle8.10">
          <table:table-cell table:style-name="Tabelle8.A1" office:value-type="string">
            <text:p text:style-name="P4">Erweiterungen</text:p>
          </table:table-cell>
          <table:table-cell table:style-name="Tabelle8.A1" office:value-type="string">
            <text:p text:style-name="P4"/>
          </table:table-cell>
        </table:table-row>
        <table:table-row table:style-name="Tabelle8.11">
          <table:table-cell table:style-name="Tabelle8.A1" office:value-type="string">
            <text:p text:style-name="P4">Alternativen</text:p>
          </table:table-cell>
          <table:table-cell table:style-name="Tabelle8.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gie-2017</meta:initial-creator>
    <dc:creator>Aaron Schredl</dc:creator>
    <meta:editing-cycles>40</meta:editing-cycles>
    <meta:creation-date>2018-11-08T14:07:00</meta:creation-date>
    <dc:date>2018-11-10T16:42:51.26</dc:date>
    <meta:editing-duration>PT1H7M44S</meta:editing-duration>
    <meta:generator>OpenOffice/4.1.5$Win32 OpenOffice.org_project/415m1$Build-9789</meta:generator>
    <meta:document-statistic meta:table-count="8" meta:image-count="0" meta:object-count="0" meta:page-count="8" meta:paragraph-count="168" meta:word-count="778" meta:character-count="59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